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right" draw:textarea-vertical-align="bottom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cm" svg:height="7.5cm" svg:x="0.135cm" svg:y="11.008cm">
          <draw:glue-point draw:id="4" svg:x="0.822cm" svg:y="1cm"/>
          <text:p text:style-name="P1">Hibernate Tools Core</text:p>
        </draw:rect>
        <draw:rect draw:style-name="gr2" draw:text-style-name="P2" draw:layer="layout" svg:width="12.5cm" svg:height="3.5cm" svg:x="0.135cm" svg:y="7.508cm">
          <text:p text:style-name="P2">Hibernate Tools </text:p>
          <text:p text:style-name="P2">Eclipse Plugin</text:p>
        </draw:rect>
        <draw:rect draw:style-name="gr2" draw:text-style-name="P2" draw:layer="layout" svg:width="12.5cm" svg:height="3.5cm" svg:x="12.635cm" svg:y="7.508cm">
          <text:p text:style-name="P2">Hibernate Tools </text:p>
          <text:p text:style-name="P2">Ant Tasks</text:p>
        </draw:rect>
        <draw:rect draw:style-name="gr3" draw:text-style-name="P2" draw:id="id1" draw:layer="layout" svg:width="5.499cm" svg:height="1.5cm" svg:x="0.635cm" svg:y="12.008cm">
          <text:p text:style-name="P2">.hbm.xml</text:p>
        </draw:rect>
        <draw:rect draw:style-name="gr3" draw:text-style-name="P2" draw:id="id3" draw:layer="layout" svg:width="5.5cm" svg:height="1.5cm" svg:x="0.635cm" svg:y="14.008cm">
          <text:p text:style-name="P2">.java (annotated)</text:p>
        </draw:rect>
        <draw:rect draw:style-name="gr3" draw:text-style-name="P2" draw:id="id4" draw:layer="layout" svg:width="5.499cm" svg:height="1.5cm" svg:x="0.636cm" svg:y="16.008cm">
          <text:p text:style-name="P2">Database (JDBC)</text:p>
        </draw:rect>
        <draw:rect draw:style-name="gr4" draw:text-style-name="P2" draw:id="id2" draw:layer="layout" svg:width="9cm" svg:height="3.5cm" svg:x="8.135cm" svg:y="13.008cm">
          <draw:glue-point draw:id="4" svg:x="3.266cm" svg:y="-5cm"/>
          <text:p text:style-name="P2">Hibernate Meta Model</text:p>
          <text:p text:style-name="P2">(<text:span text:style-name="T1">org.hibernate.Configuration</text:span>)</text:p>
        </draw:rect>
        <draw:rect draw:style-name="gr3" draw:text-style-name="P2" draw:id="id5" draw:layer="layout" svg:width="5.499cm" svg:height="1.5cm" svg:x="19.135cm" svg:y="12.008cm">
          <text:p text:style-name="P2">POJO's</text:p>
        </draw:rect>
        <draw:rect draw:style-name="gr3" draw:text-style-name="P2" draw:id="id6" draw:layer="layout" svg:width="5.5cm" svg:height="1.5cm" svg:x="19.135cm" svg:y="14.008cm">
          <text:p text:style-name="P2">.hbm.xml</text:p>
        </draw:rect>
        <draw:rect draw:style-name="gr3" draw:text-style-name="P2" draw:id="id7" draw:layer="layout" svg:width="5.499cm" svg:height="1.5cm" svg:x="19.135cm" svg:y="16.008cm">
          <text:p text:style-name="P2">&lt;user defined&gt;</text:p>
        </draw:rect>
        <draw:connector draw:style-name="gr5" draw:text-style-name="P3" draw:layer="layout" svg:x1="6.134cm" svg:y1="12.758cm" svg:x2="8.135cm" svg:y2="14.758cm" draw:start-shape="id1" draw:start-glue-point="1" draw:end-shape="id2" draw:end-glue-point="3">
          <text:p/>
        </draw:connector>
        <draw:connector draw:style-name="gr5" draw:text-style-name="P3" draw:layer="layout" svg:x1="6.135cm" svg:y1="14.758cm" svg:x2="8.135cm" svg:y2="14.758cm" draw:start-shape="id3" draw:start-glue-point="1" draw:end-shape="id2" draw:end-glue-point="3">
          <text:p/>
        </draw:connector>
        <draw:connector draw:style-name="gr5" draw:text-style-name="P3" draw:layer="layout" svg:x1="6.135cm" svg:y1="16.758cm" svg:x2="8.135cm" svg:y2="14.758cm" draw:start-shape="id4" draw:start-glue-point="1" draw:end-shape="id2" draw:end-glue-point="3">
          <text:p/>
        </draw:connector>
        <draw:connector draw:style-name="gr5" draw:text-style-name="P3" draw:layer="layout" svg:x1="17.135cm" svg:y1="14.758cm" svg:x2="19.135cm" svg:y2="12.758cm" draw:start-shape="id2" draw:start-glue-point="1" draw:end-shape="id5" draw:end-glue-point="3">
          <text:p/>
        </draw:connector>
        <draw:connector draw:style-name="gr5" draw:text-style-name="P3" draw:layer="layout" svg:x1="17.135cm" svg:y1="14.758cm" svg:x2="19.135cm" svg:y2="14.758cm" draw:start-shape="id2" draw:start-glue-point="1" draw:end-shape="id6" draw:end-glue-point="3">
          <text:p/>
        </draw:connector>
        <draw:connector draw:style-name="gr5" draw:text-style-name="P3" draw:layer="layout" svg:x1="17.135cm" svg:y1="14.758cm" svg:x2="19.135cm" svg:y2="16.758cm" draw:start-shape="id2" draw:start-glue-point="1" draw:end-shape="id7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508cm" fo:margin-bottom="0.53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3T17:41:31</meta:creation-date>
    <dc:date>2006-01-13T20:57:38</dc:date>
    <dc:language>en-US</dc:language>
    <meta:editing-cycles>4</meta:editing-cycles>
    <meta:editing-duration>PT21M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